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nding_wave" table:style-name="ta1">
        <table:shapes>
          <draw:frame draw:z-index="0" draw:style-name="gr1" draw:text-style-name="P1" svg:width="13.1598in" svg:height="4.413in" svg:x="0.4882in" svg:y="0.7217in">
            <draw:object draw:notify-on-update-of-ranges="standing_wave.A1:standing_wave.A1000 standing_wave.B1:standing_wave.B1000 standing_wave.C1:standing_wave.C1000 standing_wave.D1:standing_wave.D1000 standing_wave.E1:standing_wave.E1000 standing_wave.F1:standing_wave.F1000 standing_wave.G1:standing_wave.G1000 standing_wave.H1:standing_wave.H1000 standing_wave.I1:standing_wave.I1000 standing_wave.J1:standing_wave.J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  <table:table-row table:style-name="ro1">
          <table:table-cell office:value-type="float" office:value="1.999506" calcext:value-type="float">
            <text:p>1.999506</text:p>
          </table:table-cell>
          <table:table-cell office:value-type="float" office:value="1.999504" calcext:value-type="float">
            <text:p>1.999504</text:p>
          </table:table-cell>
          <table:table-cell office:value-type="float" office:value="1.999496" calcext:value-type="float">
            <text:p>1.999496</text:p>
          </table:table-cell>
          <table:table-cell office:value-type="float" office:value="1.999489" calcext:value-type="float">
            <text:p>1.999489</text:p>
          </table:table-cell>
          <table:table-cell office:value-type="float" office:value="1.999481" calcext:value-type="float">
            <text:p>1.999481</text:p>
          </table:table-cell>
          <table:table-cell office:value-type="float" office:value="1.999535" calcext:value-type="float">
            <text:p>1.999535</text:p>
          </table:table-cell>
          <table:table-cell office:value-type="float" office:value="1.999465" calcext:value-type="float">
            <text:p>1.999465</text:p>
          </table:table-cell>
          <table:table-cell office:value-type="float" office:value="1.99952" calcext:value-type="float">
            <text:p>1.99952</text:p>
          </table:table-cell>
          <table:table-cell office:value-type="float" office:value="1.999448" calcext:value-type="float">
            <text:p>1.999448</text:p>
          </table:table-cell>
          <table:table-cell office:value-type="float" office:value="1.999505" calcext:value-type="float">
            <text:p>1.9995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6T14:25:12.456572749</meta:creation-date>
    <dc:date>2025-11-16T14:33:05.437570322</dc:date>
    <meta:editing-duration>PT7M57S</meta:editing-duration>
    <meta:editing-cycles>1</meta:editing-cycles>
    <meta:document-statistic meta:table-count="1" meta:cell-count="10000" meta:object-count="1"/>
    <meta:generator>LibreOffice/25.8.2.2$Linux_X86_64 LibreOffice_project/d401f2107ccab8f924a8e2df40f573aab7605b6f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33.427cm" svg:height="11.21cm" xlink:href=".." xlink:type="simple" chart:class="chart:line" chart:style-name="ch1">
        <chart:title svg:x="15.092cm" svg:y="0.36cm" chart:style-name="ch2">
          <text:p>Standing wave </text:p>
        </chart:title>
        <chart:subtitle svg:x="13.069cm" svg:y="1.363cm" chart:style-name="ch2">
          <text:p><text:span text:style-name="T1">Investigation of a partially reflected wave</text:span></text:p>
        </chart:subtitle>
        <chart:legend chart:legend-position="end" svg:x="30.668cm" svg:y="3.065cm" style:legend-expansion="high" chart:style-name="ch3"/>
        <chart:plot-area chart:style-name="ch4" svg:x="0.871cm" svg:y="2.578cm" svg:width="28.924cm" svg:height="8.046cm">
          <chart:coordinate-region svg:x="2.365cm" svg:y="2.778cm" svg:width="27.43cm" svg:height="6.91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tanding_wave.A1:standing_wave.A1000" loext:label-string="time_0.0t" chart:class="chart:line">
            <chart:data-point chart:repeated="1000"/>
          </chart:series>
          <chart:series chart:style-name="ch8" chart:values-cell-range-address="standing_wave.B1:standing_wave.B1000" loext:label-string="time_0.1t" chart:class="chart:line">
            <chart:data-point chart:repeated="1000"/>
          </chart:series>
          <chart:series chart:style-name="ch9" chart:values-cell-range-address="standing_wave.C1:standing_wave.C1000" loext:label-string="time_0.2t" chart:class="chart:line">
            <chart:data-point chart:repeated="1000"/>
          </chart:series>
          <chart:series chart:style-name="ch10" chart:values-cell-range-address="standing_wave.D1:standing_wave.D1000" loext:label-string="time_0.3t" chart:class="chart:line">
            <chart:data-point chart:repeated="1000"/>
          </chart:series>
          <chart:series chart:style-name="ch11" chart:values-cell-range-address="standing_wave.E1:standing_wave.E1000" loext:label-string="time_0.4t" chart:class="chart:line">
            <chart:data-point chart:repeated="1000"/>
          </chart:series>
          <chart:series chart:style-name="ch12" chart:values-cell-range-address="standing_wave.F1:standing_wave.F1000" loext:label-string="time_0.5t" chart:class="chart:line">
            <chart:data-point chart:repeated="1000"/>
          </chart:series>
          <chart:series chart:style-name="ch13" chart:values-cell-range-address="standing_wave.G1:standing_wave.G1000" loext:label-string="time_0.6t" chart:class="chart:line">
            <chart:data-point chart:repeated="1000"/>
          </chart:series>
          <chart:series chart:style-name="ch14" chart:values-cell-range-address="standing_wave.H1:standing_wave.H1000" loext:label-string="time_0.7t" chart:class="chart:line">
            <chart:data-point chart:repeated="1000"/>
          </chart:series>
          <chart:series chart:style-name="ch15" chart:values-cell-range-address="standing_wave.I1:standing_wave.I1000" loext:label-string="time_0.8t" chart:class="chart:line">
            <chart:data-point chart:repeated="1000"/>
          </chart:series>
          <chart:series chart:style-name="ch16" chart:values-cell-range-address="standing_wave.J1:standing_wave.J1000" loext:label-string="time_0.9t" chart:class="chart:line">
            <chart:data-point chart:repeated="10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_0.0t</text:p>
              </table:table-cell>
              <table:table-cell office:value-type="string">
                <text:p>time_0.1t</text:p>
              </table:table-cell>
              <table:table-cell office:value-type="string">
                <text:p>time_0.2t</text:p>
              </table:table-cell>
              <table:table-cell office:value-type="string">
                <text:p>time_0.3t</text:p>
              </table:table-cell>
              <table:table-cell office:value-type="string">
                <text:p>time_0.4t</text:p>
              </table:table-cell>
              <table:table-cell office:value-type="string">
                <text:p>time_0.5t</text:p>
              </table:table-cell>
              <table:table-cell office:value-type="string">
                <text:p>time_0.6t</text:p>
              </table:table-cell>
              <table:table-cell office:value-type="string">
                <text:p>time_0.7t</text:p>
              </table:table-cell>
              <table:table-cell office:value-type="string">
                <text:p>time_0.8t</text:p>
              </table:table-cell>
              <table:table-cell office:value-type="string">
                <text:p>time_0.9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99506">
                <text:p>1.999506</text:p>
                <draw:g>
                  <svg:desc>standing_wave.A1:standing_wave.A1000</svg:desc>
                </draw:g>
              </table:table-cell>
              <table:table-cell office:value-type="float" office:value="1.999504">
                <text:p>1.999504</text:p>
                <draw:g>
                  <svg:desc>standing_wave.B1:standing_wave.B1000</svg:desc>
                </draw:g>
              </table:table-cell>
              <table:table-cell office:value-type="float" office:value="1.999496">
                <text:p>1.999496</text:p>
                <draw:g>
                  <svg:desc>standing_wave.C1:standing_wave.C1000</svg:desc>
                </draw:g>
              </table:table-cell>
              <table:table-cell office:value-type="float" office:value="1.999489">
                <text:p>1.999489</text:p>
                <draw:g>
                  <svg:desc>standing_wave.D1:standing_wave.D1000</svg:desc>
                </draw:g>
              </table:table-cell>
              <table:table-cell office:value-type="float" office:value="1.999481">
                <text:p>1.999481</text:p>
                <draw:g>
                  <svg:desc>standing_wave.E1:standing_wave.E1000</svg:desc>
                </draw:g>
              </table:table-cell>
              <table:table-cell office:value-type="float" office:value="1.999535">
                <text:p>1.999535</text:p>
                <draw:g>
                  <svg:desc>standing_wave.F1:standing_wave.F1000</svg:desc>
                </draw:g>
              </table:table-cell>
              <table:table-cell office:value-type="float" office:value="1.999465">
                <text:p>1.999465</text:p>
                <draw:g>
                  <svg:desc>standing_wave.G1:standing_wave.G1000</svg:desc>
                </draw:g>
              </table:table-cell>
              <table:table-cell office:value-type="float" office:value="1.99952">
                <text:p>1.99952</text:p>
                <draw:g>
                  <svg:desc>standing_wave.H1:standing_wave.H1000</svg:desc>
                </draw:g>
              </table:table-cell>
              <table:table-cell office:value-type="float" office:value="1.999448">
                <text:p>1.999448</text:p>
                <draw:g>
                  <svg:desc>standing_wave.I1:standing_wave.I1000</svg:desc>
                </draw:g>
              </table:table-cell>
              <table:table-cell office:value-type="float" office:value="1.999505">
                <text:p>1.999505</text:p>
                <draw:g>
                  <svg:desc>standing_wave.J1:standing_wave.J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999506">
                <text:p>1.999506</text:p>
              </table:table-cell>
              <table:table-cell office:value-type="float" office:value="1.999504">
                <text:p>1.999504</text:p>
              </table:table-cell>
              <table:table-cell office:value-type="float" office:value="1.999496">
                <text:p>1.999496</text:p>
              </table:table-cell>
              <table:table-cell office:value-type="float" office:value="1.999489">
                <text:p>1.999489</text:p>
              </table:table-cell>
              <table:table-cell office:value-type="float" office:value="1.999481">
                <text:p>1.999481</text:p>
              </table:table-cell>
              <table:table-cell office:value-type="float" office:value="1.999535">
                <text:p>1.999535</text:p>
              </table:table-cell>
              <table:table-cell office:value-type="float" office:value="1.999465">
                <text:p>1.999465</text:p>
              </table:table-cell>
              <table:table-cell office:value-type="float" office:value="1.99952">
                <text:p>1.99952</text:p>
              </table:table-cell>
              <table:table-cell office:value-type="float" office:value="1.999448">
                <text:p>1.999448</text:p>
              </table:table-cell>
              <table:table-cell office:value-type="float" office:value="1.999505">
                <text:p>1.9995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d401f2107ccab8f924a8e2df40f573aab7605b6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